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83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1.2134in"/>
    </style:style>
    <style:style style:name="co6" style:family="table-column">
      <style:table-column-properties fo:break-before="auto" style:column-width="1.5752in"/>
    </style:style>
    <style:style style:name="co7" style:family="table-column">
      <style:table-column-properties fo:break-before="auto" style:column-width="1.0665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Data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number-columns-repeated="1013" table:default-cell-style-name="ce1"/>
        <table:table-column table:style-name="co8" table:default-cell-style-name="Default"/>
        <table:table-row table:style-name="ro1">
          <table:table-cell office:value-type="string">
            <text:p>country_event</text:p>
          </table:table-cell>
          <table:table-cell table:number-columns-repeated="1023"/>
        </table:table-row>
        <table:table-row table:style-name="ro1">
          <table:table-cell office:value-type="string">
            <text:p>id</text:p>
          </table:table-cell>
          <table:table-cell office:value-type="string">
            <text:p>hide_window</text:p>
          </table:table-cell>
          <table:table-cell office:value-type="string">
            <text:p>is_triggered_only</text:p>
          </table:table-cell>
          <table:table-cell office:value-type="string">
            <text:p>trigger</text:p>
          </table:table-cell>
          <table:table-cell office:value-type="string">
            <text:p>immediat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has_modifier</text:p>
          </table:table-cell>
          <table:table-cell office:value-type="string">
            <text:p>blub</text:p>
          </table:table-cell>
          <table:table-cell office:value-type="string">
            <text:p>IF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imit</text:p>
          </table:table-cell>
          <table:table-cell office:value-type="string">
            <text:p>add_modifier</text:p>
          </table:table-cell>
          <table:table-cell/>
          <table:table-cell office:value-type="string">
            <text:p>remove_modifier</text:p>
          </table:table-cell>
          <table:table-cell office:value-type="string">
            <text:p>country_even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>
            <text:p>modifier</text:p>
          </table:table-cell>
          <table:table-cell office:value-type="string">
            <text:p>days</text:p>
          </table:table-cell>
          <table:table-cell/>
          <table:table-cell office:value-type="string">
            <text:p>id</text:p>
          </table:table-cell>
          <table:table-cell table:number-columns-repeated="1014"/>
        </table:table-row>
        <table:table-row table:style-name="ro1">
          <table:table-cell table:number-columns-repeated="17"/>
          <table:table-cell table:style-name="Default" table:number-columns-repeated="2"/>
          <table:table-cell table:number-columns-repeated="1005"/>
        </table:table-row>
        <table:table-row table:style-name="ro2">
          <table:table-cell table:formula="of:=CONCATENATE([.N$7];[.$L7])" office:value-type="string" office:string-value="fleetcap.1">
            <text:p>fleetcap.1</text:p>
          </table:table-cell>
          <table:table-cell table:number-columns-repeated="2" office:value-type="string">
            <text:p>yes</text:p>
          </table:table-cell>
          <table:table-cell table:formula="of:=CONCATENATE([.O$7];[.$L7])" office:value-type="string" office:string-value="fleetcap_modifier1">
            <text:p>fleetcap_modifier1</text:p>
          </table:table-cell>
          <table:table-cell office:value-type="string">
            <text:p>#delete</text:p>
          </table:table-cell>
          <table:table-cell table:formula="of:=CONCATENATE([.$R$8];[.P$7];[.$M7];[.$S$8])" office:value-type="string" office:string-value="{ num_pops &gt;50 }">
            <text:p>{ num_pops &gt;50 }</text:p>
          </table:table-cell>
          <table:table-cell table:formula="of:=CONCATENATE([.$R$7];[.O$7];[.$L9];[.$S$7])" office:value-type="string" office:string-value="&quot;fleetcap_modifier2&quot;">
            <text:p>"fleetcap_modifier2"</text:p>
          </table:table-cell>
          <table:table-cell office:value-type="float" office:value="-1">
            <text:p>-1</text:p>
          </table:table-cell>
          <table:table-cell table:formula="of:=CONCATENATE([.$R$7];[.O$7];[.$L7];[.$S$7])" office:value-type="string" office:string-value="&quot;fleetcap_modifier1&quot;">
            <text:p>"fleetcap_modifier1"</text:p>
          </table:table-cell>
          <table:table-cell table:formula="of:=CONCATENATE([.N$7];[.L9])" office:value-type="string" office:string-value="fleetcap.2">
            <text:p>fleetcap.2</text:p>
          </table:table-cell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fleetcap.</text:p>
          </table:table-cell>
          <table:table-cell office:value-type="string">
            <text:p>fleetcap_modifier</text:p>
          </table:table-cell>
          <table:table-cell office:value-type="string">
            <text:p>num_pops &gt;</text:p>
          </table:table-cell>
          <table:table-cell office:value-type="string">
            <text:p>num_pops &lt;</text:p>
          </table:table-cell>
          <table:table-cell table:number-columns-repeated="2" office:value-type="string">
            <text:p>"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number-columns-repeated="5" office:value-type="string">
            <text:p>#delete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string">
            <text:p>{ </text:p>
          </table:table-cell>
          <table:table-cell office:value-type="string">
            <text:p><text:s/>}</text:p>
          </table:table-cell>
          <table:table-cell table:number-columns-repeated="1005"/>
        </table:table-row>
        <table:table-row table:style-name="ro1">
          <table:table-cell table:formula="of:=CONCATENATE([.N$7];[.$L9])" office:value-type="string" office:string-value="fleetcap.2">
            <text:p>fleetcap.2</text:p>
          </table:table-cell>
          <table:table-cell table:number-columns-repeated="2" office:value-type="string">
            <text:p>yes</text:p>
          </table:table-cell>
          <table:table-cell table:formula="of:=CONCATENATE([.O$7];[.$L9])" office:value-type="string" office:string-value="fleetcap_modifier2">
            <text:p>fleetcap_modifier2</text:p>
          </table:table-cell>
          <table:table-cell office:value-type="string">
            <text:p>#delete</text:p>
          </table:table-cell>
          <table:table-cell table:formula="of:=CONCATENATE([.$R$8];[.P$7];[.$M9];[.$S$8])" office:value-type="string" office:string-value="{ num_pops &gt;100 }">
            <text:p>{ num_pops &gt;100 }</text:p>
          </table:table-cell>
          <table:table-cell table:formula="of:=CONCATENATE([.$R$7];[.O$7];[.$L11];[.$S$7])" office:value-type="string" office:string-value="&quot;fleetcap_modifier3&quot;">
            <text:p>"fleetcap_modifier3"</text:p>
          </table:table-cell>
          <table:table-cell office:value-type="float" office:value="-1">
            <text:p>-1</text:p>
          </table:table-cell>
          <table:table-cell table:formula="of:=CONCATENATE([.$R$7];[.O$7];[.$L9];[.$S$7])" office:value-type="string" office:string-value="&quot;fleetcap_modifier2&quot;">
            <text:p>"fleetcap_modifier2"</text:p>
          </table:table-cell>
          <table:table-cell table:formula="of:=CONCATENATE([.N$7];[.L11])" office:value-type="string" office:string-value="fleetcap.3">
            <text:p>fleetcap.3</text:p>
          </table:table-cell>
          <table:table-cell/>
          <table:table-cell table:formula="of:=[.L7]+1" office:value-type="float" office:value="2">
            <text:p>2</text:p>
          </table:table-cell>
          <table:table-cell table:formula="of:=[.M7]+50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CONCATENATE([.$R$8];[.Q$7];[.$M10];[.$S$8])" office:value-type="string" office:string-value="{ num_pops &lt;50 }">
            <text:p>{ num_pops &lt;50 }</text:p>
          </table:table-cell>
          <table:table-cell table:formula="of:=CONCATENATE([.$R$7];[.O$7];[.$L10];[.$S$7])" office:value-type="string" office:string-value="&quot;fleetcap_modifier1&quot;">
            <text:p>"fleetcap_modifier1"</text:p>
          </table:table-cell>
          <table:table-cell office:value-type="float" office:value="-1">
            <text:p>-1</text:p>
          </table:table-cell>
          <table:table-cell table:formula="of:=CONCATENATE([.$R$7];[.O$7];[.$L9];[.$S$7])" office:value-type="string" office:string-value="&quot;fleetcap_modifier2&quot;">
            <text:p>"fleetcap_modifier2"</text:p>
          </table:table-cell>
          <table:table-cell table:formula="of:=CONCATENATE([.N$7];[.L10])" office:value-type="string" office:string-value="fleetcap.1">
            <text:p>fleetcap.1</text:p>
          </table:table-cell>
          <table:table-cell/>
          <table:table-cell table:formula="of:=[.L8]+1" office:value-type="float" office:value="1">
            <text:p>1</text:p>
          </table:table-cell>
          <table:table-cell table:formula="of:=[.M8]+50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table:formula="of:=CONCATENATE([.N$7];[.$L11])" office:value-type="string" office:string-value="fleetcap.3">
            <text:p>fleetcap.3</text:p>
          </table:table-cell>
          <table:table-cell table:number-columns-repeated="2" office:value-type="string">
            <text:p>yes</text:p>
          </table:table-cell>
          <table:table-cell table:formula="of:=CONCATENATE([.O$7];[.$L11])" office:value-type="string" office:string-value="fleetcap_modifier3">
            <text:p>fleetcap_modifier3</text:p>
          </table:table-cell>
          <table:table-cell office:value-type="string">
            <text:p>#delete</text:p>
          </table:table-cell>
          <table:table-cell table:formula="of:=CONCATENATE([.$R$8];[.P$7];[.$M11];[.$S$8])" office:value-type="string" office:string-value="{ num_pops &gt;150 }">
            <text:p>{ num_pops &gt;150 }</text:p>
          </table:table-cell>
          <table:table-cell table:formula="of:=CONCATENATE([.$R$7];[.O$7];[.$L13];[.$S$7])" office:value-type="string" office:string-value="&quot;fleetcap_modifier4&quot;">
            <text:p>"fleetcap_modifier4"</text:p>
          </table:table-cell>
          <table:table-cell office:value-type="float" office:value="-1">
            <text:p>-1</text:p>
          </table:table-cell>
          <table:table-cell table:formula="of:=CONCATENATE([.$R$7];[.O$7];[.$L11];[.$S$7])" office:value-type="string" office:string-value="&quot;fleetcap_modifier3&quot;">
            <text:p>"fleetcap_modifier3"</text:p>
          </table:table-cell>
          <table:table-cell table:formula="of:=CONCATENATE([.N$7];[.L13])" office:value-type="string" office:string-value="fleetcap.4">
            <text:p>fleetcap.4</text:p>
          </table:table-cell>
          <table:table-cell/>
          <table:table-cell table:formula="of:=[.L9]+1" office:value-type="float" office:value="3">
            <text:p>3</text:p>
          </table:table-cell>
          <table:table-cell table:formula="of:=[.M9]+50" office:value-type="float" office:value="150">
            <text:p>15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CONCATENATE([.$R$8];[.Q$7];[.$M12];[.$S$8])" office:value-type="string" office:string-value="{ num_pops &lt;100 }">
            <text:p>{ num_pops &lt;100 }</text:p>
          </table:table-cell>
          <table:table-cell table:formula="of:=CONCATENATE([.$R$7];[.O$7];[.$L12];[.$S$7])" office:value-type="string" office:string-value="&quot;fleetcap_modifier2&quot;">
            <text:p>"fleetcap_modifier2"</text:p>
          </table:table-cell>
          <table:table-cell office:value-type="float" office:value="-1">
            <text:p>-1</text:p>
          </table:table-cell>
          <table:table-cell table:formula="of:=CONCATENATE([.$R$7];[.O$7];[.$L11];[.$S$7])" office:value-type="string" office:string-value="&quot;fleetcap_modifier3&quot;">
            <text:p>"fleetcap_modifier3"</text:p>
          </table:table-cell>
          <table:table-cell table:formula="of:=CONCATENATE([.N$7];[.L12])" office:value-type="string" office:string-value="fleetcap.2">
            <text:p>fleetcap.2</text:p>
          </table:table-cell>
          <table:table-cell/>
          <table:table-cell table:formula="of:=[.L10]+1" office:value-type="float" office:value="2">
            <text:p>2</text:p>
          </table:table-cell>
          <table:table-cell table:formula="of:=[.M10]+50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table:formula="of:=CONCATENATE([.N$7];[.$L13])" office:value-type="string" office:string-value="fleetcap.4">
            <text:p>fleetcap.4</text:p>
          </table:table-cell>
          <table:table-cell table:number-columns-repeated="2" office:value-type="string">
            <text:p>yes</text:p>
          </table:table-cell>
          <table:table-cell table:formula="of:=CONCATENATE([.O$7];[.$L13])" office:value-type="string" office:string-value="fleetcap_modifier4">
            <text:p>fleetcap_modifier4</text:p>
          </table:table-cell>
          <table:table-cell office:value-type="string">
            <text:p>#delete</text:p>
          </table:table-cell>
          <table:table-cell table:formula="of:=CONCATENATE([.$R$8];[.P$7];[.$M13];[.$S$8])" office:value-type="string" office:string-value="{ num_pops &gt;200 }">
            <text:p>{ num_pops &gt;200 }</text:p>
          </table:table-cell>
          <table:table-cell table:formula="of:=CONCATENATE([.$R$7];[.O$7];[.$L15];[.$S$7])" office:value-type="string" office:string-value="&quot;fleetcap_modifier5&quot;">
            <text:p>"fleetcap_modifier5"</text:p>
          </table:table-cell>
          <table:table-cell office:value-type="float" office:value="-1">
            <text:p>-1</text:p>
          </table:table-cell>
          <table:table-cell table:formula="of:=CONCATENATE([.$R$7];[.O$7];[.$L13];[.$S$7])" office:value-type="string" office:string-value="&quot;fleetcap_modifier4&quot;">
            <text:p>"fleetcap_modifier4"</text:p>
          </table:table-cell>
          <table:table-cell table:formula="of:=CONCATENATE([.N$7];[.L15])" office:value-type="string" office:string-value="fleetcap.5">
            <text:p>fleetcap.5</text:p>
          </table:table-cell>
          <table:table-cell/>
          <table:table-cell table:formula="of:=[.L11]+1" office:value-type="float" office:value="4">
            <text:p>4</text:p>
          </table:table-cell>
          <table:table-cell table:formula="of:=[.M11]+50"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CONCATENATE([.$R$8];[.Q$7];[.$M14];[.$S$8])" office:value-type="string" office:string-value="{ num_pops &lt;150 }">
            <text:p>{ num_pops &lt;150 }</text:p>
          </table:table-cell>
          <table:table-cell table:formula="of:=CONCATENATE([.$R$7];[.O$7];[.$L14];[.$S$7])" office:value-type="string" office:string-value="&quot;fleetcap_modifier3&quot;">
            <text:p>"fleetcap_modifier3"</text:p>
          </table:table-cell>
          <table:table-cell office:value-type="float" office:value="-1">
            <text:p>-1</text:p>
          </table:table-cell>
          <table:table-cell table:formula="of:=CONCATENATE([.$R$7];[.O$7];[.$L13];[.$S$7])" office:value-type="string" office:string-value="&quot;fleetcap_modifier4&quot;">
            <text:p>"fleetcap_modifier4"</text:p>
          </table:table-cell>
          <table:table-cell table:formula="of:=CONCATENATE([.N$7];[.L14])" office:value-type="string" office:string-value="fleetcap.3">
            <text:p>fleetcap.3</text:p>
          </table:table-cell>
          <table:table-cell/>
          <table:table-cell table:formula="of:=[.L12]+1" office:value-type="float" office:value="3">
            <text:p>3</text:p>
          </table:table-cell>
          <table:table-cell table:formula="of:=[.M12]+50" office:value-type="float" office:value="150">
            <text:p>150</text:p>
          </table:table-cell>
          <table:table-cell table:number-columns-repeated="1011"/>
        </table:table-row>
        <table:table-row table:style-name="ro1">
          <table:table-cell table:formula="of:=CONCATENATE([.N$7];[.$L15])" office:value-type="string" office:string-value="fleetcap.5">
            <text:p>fleetcap.5</text:p>
          </table:table-cell>
          <table:table-cell table:number-columns-repeated="2" office:value-type="string">
            <text:p>yes</text:p>
          </table:table-cell>
          <table:table-cell table:formula="of:=CONCATENATE([.O$7];[.$L15])" office:value-type="string" office:string-value="fleetcap_modifier5">
            <text:p>fleetcap_modifier5</text:p>
          </table:table-cell>
          <table:table-cell office:value-type="string">
            <text:p>#delete</text:p>
          </table:table-cell>
          <table:table-cell table:formula="of:=CONCATENATE([.$R$8];[.P$7];[.$M15];[.$S$8])" office:value-type="string" office:string-value="{ num_pops &gt;250 }">
            <text:p>{ num_pops &gt;250 }</text:p>
          </table:table-cell>
          <table:table-cell table:formula="of:=CONCATENATE([.$R$7];[.O$7];[.$L17];[.$S$7])" office:value-type="string" office:string-value="&quot;fleetcap_modifier6&quot;">
            <text:p>"fleetcap_modifier6"</text:p>
          </table:table-cell>
          <table:table-cell office:value-type="float" office:value="-1">
            <text:p>-1</text:p>
          </table:table-cell>
          <table:table-cell table:formula="of:=CONCATENATE([.$R$7];[.O$7];[.$L15];[.$S$7])" office:value-type="string" office:string-value="&quot;fleetcap_modifier5&quot;">
            <text:p>"fleetcap_modifier5"</text:p>
          </table:table-cell>
          <table:table-cell table:formula="of:=CONCATENATE([.N$7];[.L17])" office:value-type="string" office:string-value="fleetcap.6">
            <text:p>fleetcap.6</text:p>
          </table:table-cell>
          <table:table-cell/>
          <table:table-cell table:formula="of:=[.L13]+1" office:value-type="float" office:value="5">
            <text:p>5</text:p>
          </table:table-cell>
          <table:table-cell table:formula="of:=[.M13]+50" office:value-type="float" office:value="250">
            <text:p>25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CONCATENATE([.$R$8];[.Q$7];[.$M16];[.$S$8])" office:value-type="string" office:string-value="{ num_pops &lt;200 }">
            <text:p>{ num_pops &lt;200 }</text:p>
          </table:table-cell>
          <table:table-cell table:formula="of:=CONCATENATE([.$R$7];[.O$7];[.$L16];[.$S$7])" office:value-type="string" office:string-value="&quot;fleetcap_modifier4&quot;">
            <text:p>"fleetcap_modifier4"</text:p>
          </table:table-cell>
          <table:table-cell office:value-type="float" office:value="-1">
            <text:p>-1</text:p>
          </table:table-cell>
          <table:table-cell table:formula="of:=CONCATENATE([.$R$7];[.O$7];[.$L15];[.$S$7])" office:value-type="string" office:string-value="&quot;fleetcap_modifier5&quot;">
            <text:p>"fleetcap_modifier5"</text:p>
          </table:table-cell>
          <table:table-cell table:formula="of:=CONCATENATE([.N$7];[.L16])" office:value-type="string" office:string-value="fleetcap.4">
            <text:p>fleetcap.4</text:p>
          </table:table-cell>
          <table:table-cell/>
          <table:table-cell table:formula="of:=[.L14]+1" office:value-type="float" office:value="4">
            <text:p>4</text:p>
          </table:table-cell>
          <table:table-cell table:formula="of:=[.M14]+50"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formula="of:=CONCATENATE([.N$7];[.$L17])" office:value-type="string" office:string-value="fleetcap.6">
            <text:p>fleetcap.6</text:p>
          </table:table-cell>
          <table:table-cell table:number-columns-repeated="2" office:value-type="string">
            <text:p>yes</text:p>
          </table:table-cell>
          <table:table-cell table:formula="of:=CONCATENATE([.O$7];[.$L17])" office:value-type="string" office:string-value="fleetcap_modifier6">
            <text:p>fleetcap_modifier6</text:p>
          </table:table-cell>
          <table:table-cell office:value-type="string">
            <text:p>#delete</text:p>
          </table:table-cell>
          <table:table-cell table:formula="of:=CONCATENATE([.$R$8];[.P$7];[.$M17];[.$S$8])" office:value-type="string" office:string-value="{ num_pops &gt;300 }">
            <text:p>{ num_pops &gt;300 }</text:p>
          </table:table-cell>
          <table:table-cell table:formula="of:=CONCATENATE([.$R$7];[.O$7];[.$L19];[.$S$7])" office:value-type="string" office:string-value="&quot;fleetcap_modifier7&quot;">
            <text:p>"fleetcap_modifier7"</text:p>
          </table:table-cell>
          <table:table-cell office:value-type="float" office:value="-1">
            <text:p>-1</text:p>
          </table:table-cell>
          <table:table-cell table:formula="of:=CONCATENATE([.$R$7];[.O$7];[.$L17];[.$S$7])" office:value-type="string" office:string-value="&quot;fleetcap_modifier6&quot;">
            <text:p>"fleetcap_modifier6"</text:p>
          </table:table-cell>
          <table:table-cell table:formula="of:=CONCATENATE([.N$7];[.L19])" office:value-type="string" office:string-value="fleetcap.7">
            <text:p>fleetcap.7</text:p>
          </table:table-cell>
          <table:table-cell/>
          <table:table-cell table:formula="of:=[.L15]+1" office:value-type="float" office:value="6">
            <text:p>6</text:p>
          </table:table-cell>
          <table:table-cell table:formula="of:=[.M15]+50" office:value-type="float" office:value="300">
            <text:p>30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CONCATENATE([.$R$8];[.Q$7];[.$M18];[.$S$8])" office:value-type="string" office:string-value="{ num_pops &lt;250 }">
            <text:p>{ num_pops &lt;250 }</text:p>
          </table:table-cell>
          <table:table-cell table:formula="of:=CONCATENATE([.$R$7];[.O$7];[.$L18];[.$S$7])" office:value-type="string" office:string-value="&quot;fleetcap_modifier5&quot;">
            <text:p>"fleetcap_modifier5"</text:p>
          </table:table-cell>
          <table:table-cell office:value-type="float" office:value="-1">
            <text:p>-1</text:p>
          </table:table-cell>
          <table:table-cell table:formula="of:=CONCATENATE([.$R$7];[.O$7];[.$L17];[.$S$7])" office:value-type="string" office:string-value="&quot;fleetcap_modifier6&quot;">
            <text:p>"fleetcap_modifier6"</text:p>
          </table:table-cell>
          <table:table-cell table:formula="of:=CONCATENATE([.N$7];[.L18])" office:value-type="string" office:string-value="fleetcap.5">
            <text:p>fleetcap.5</text:p>
          </table:table-cell>
          <table:table-cell/>
          <table:table-cell table:formula="of:=[.L16]+1" office:value-type="float" office:value="5">
            <text:p>5</text:p>
          </table:table-cell>
          <table:table-cell table:formula="of:=[.M16]+50" office:value-type="float" office:value="250">
            <text:p>250</text:p>
          </table:table-cell>
          <table:table-cell table:number-columns-repeated="1011"/>
        </table:table-row>
        <table:table-row table:style-name="ro1">
          <table:table-cell table:formula="of:=CONCATENATE([.N$7];[.$L19])" office:value-type="string" office:string-value="fleetcap.7">
            <text:p>fleetcap.7</text:p>
          </table:table-cell>
          <table:table-cell table:number-columns-repeated="2" office:value-type="string">
            <text:p>yes</text:p>
          </table:table-cell>
          <table:table-cell table:formula="of:=CONCATENATE([.O$7];[.$L19])" office:value-type="string" office:string-value="fleetcap_modifier7">
            <text:p>fleetcap_modifier7</text:p>
          </table:table-cell>
          <table:table-cell office:value-type="string">
            <text:p>#delete</text:p>
          </table:table-cell>
          <table:table-cell table:formula="of:=CONCATENATE([.$R$8];[.P$7];[.$M19];[.$S$8])" office:value-type="string" office:string-value="{ num_pops &gt;350 }">
            <text:p>{ num_pops &gt;350 }</text:p>
          </table:table-cell>
          <table:table-cell table:formula="of:=CONCATENATE([.$R$7];[.O$7];[.$L21];[.$S$7])" office:value-type="string" office:string-value="&quot;fleetcap_modifier8&quot;">
            <text:p>"fleetcap_modifier8"</text:p>
          </table:table-cell>
          <table:table-cell office:value-type="float" office:value="-1">
            <text:p>-1</text:p>
          </table:table-cell>
          <table:table-cell table:formula="of:=CONCATENATE([.$R$7];[.O$7];[.$L19];[.$S$7])" office:value-type="string" office:string-value="&quot;fleetcap_modifier7&quot;">
            <text:p>"fleetcap_modifier7"</text:p>
          </table:table-cell>
          <table:table-cell table:formula="of:=CONCATENATE([.N$7];[.L21])" office:value-type="string" office:string-value="fleetcap.8">
            <text:p>fleetcap.8</text:p>
          </table:table-cell>
          <table:table-cell/>
          <table:table-cell table:formula="of:=[.L17]+1" office:value-type="float" office:value="7">
            <text:p>7</text:p>
          </table:table-cell>
          <table:table-cell table:formula="of:=[.M17]+50" office:value-type="float" office:value="350">
            <text:p>35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CONCATENATE([.$R$8];[.Q$7];[.$M20];[.$S$8])" office:value-type="string" office:string-value="{ num_pops &lt;300 }">
            <text:p>{ num_pops &lt;300 }</text:p>
          </table:table-cell>
          <table:table-cell table:formula="of:=CONCATENATE([.$R$7];[.O$7];[.$L20];[.$S$7])" office:value-type="string" office:string-value="&quot;fleetcap_modifier6&quot;">
            <text:p>"fleetcap_modifier6"</text:p>
          </table:table-cell>
          <table:table-cell office:value-type="float" office:value="-1">
            <text:p>-1</text:p>
          </table:table-cell>
          <table:table-cell table:formula="of:=CONCATENATE([.$R$7];[.O$7];[.$L19];[.$S$7])" office:value-type="string" office:string-value="&quot;fleetcap_modifier7&quot;">
            <text:p>"fleetcap_modifier7"</text:p>
          </table:table-cell>
          <table:table-cell table:formula="of:=CONCATENATE([.N$7];[.L20])" office:value-type="string" office:string-value="fleetcap.6">
            <text:p>fleetcap.6</text:p>
          </table:table-cell>
          <table:table-cell/>
          <table:table-cell table:formula="of:=[.L18]+1" office:value-type="float" office:value="6">
            <text:p>6</text:p>
          </table:table-cell>
          <table:table-cell table:formula="of:=[.M18]+50" office:value-type="float" office:value="300">
            <text:p>300</text:p>
          </table:table-cell>
          <table:table-cell table:number-columns-repeated="1011"/>
        </table:table-row>
        <table:table-row table:style-name="ro1">
          <table:table-cell table:formula="of:=CONCATENATE([.N$7];[.$L21])" office:value-type="string" office:string-value="fleetcap.8">
            <text:p>fleetcap.8</text:p>
          </table:table-cell>
          <table:table-cell table:number-columns-repeated="2" office:value-type="string">
            <text:p>yes</text:p>
          </table:table-cell>
          <table:table-cell table:formula="of:=CONCATENATE([.O$7];[.$L21])" office:value-type="string" office:string-value="fleetcap_modifier8">
            <text:p>fleetcap_modifier8</text:p>
          </table:table-cell>
          <table:table-cell office:value-type="string">
            <text:p>#delete</text:p>
          </table:table-cell>
          <table:table-cell table:formula="of:=CONCATENATE([.$R$8];[.P$7];[.$M21];[.$S$8])" office:value-type="string" office:string-value="{ num_pops &gt;400 }">
            <text:p>{ num_pops &gt;400 }</text:p>
          </table:table-cell>
          <table:table-cell table:formula="of:=CONCATENATE([.$R$7];[.O$7];[.$L23];[.$S$7])" office:value-type="string" office:string-value="&quot;fleetcap_modifier9&quot;">
            <text:p>"fleetcap_modifier9"</text:p>
          </table:table-cell>
          <table:table-cell office:value-type="float" office:value="-1">
            <text:p>-1</text:p>
          </table:table-cell>
          <table:table-cell table:formula="of:=CONCATENATE([.$R$7];[.O$7];[.$L21];[.$S$7])" office:value-type="string" office:string-value="&quot;fleetcap_modifier8&quot;">
            <text:p>"fleetcap_modifier8"</text:p>
          </table:table-cell>
          <table:table-cell table:formula="of:=CONCATENATE([.N$7];[.L23])" office:value-type="string" office:string-value="fleetcap.9">
            <text:p>fleetcap.9</text:p>
          </table:table-cell>
          <table:table-cell/>
          <table:table-cell table:formula="of:=[.L19]+1" office:value-type="float" office:value="8">
            <text:p>8</text:p>
          </table:table-cell>
          <table:table-cell table:formula="of:=[.M19]+50" office:value-type="float" office:value="400">
            <text:p>40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CONCATENATE([.$R$8];[.Q$7];[.$M22];[.$S$8])" office:value-type="string" office:string-value="{ num_pops &lt;350 }">
            <text:p>{ num_pops &lt;350 }</text:p>
          </table:table-cell>
          <table:table-cell table:formula="of:=CONCATENATE([.$R$7];[.O$7];[.$L22];[.$S$7])" office:value-type="string" office:string-value="&quot;fleetcap_modifier7&quot;">
            <text:p>"fleetcap_modifier7"</text:p>
          </table:table-cell>
          <table:table-cell office:value-type="float" office:value="-1">
            <text:p>-1</text:p>
          </table:table-cell>
          <table:table-cell table:formula="of:=CONCATENATE([.$R$7];[.O$7];[.$L21];[.$S$7])" office:value-type="string" office:string-value="&quot;fleetcap_modifier8&quot;">
            <text:p>"fleetcap_modifier8"</text:p>
          </table:table-cell>
          <table:table-cell table:formula="of:=CONCATENATE([.N$7];[.L22])" office:value-type="string" office:string-value="fleetcap.7">
            <text:p>fleetcap.7</text:p>
          </table:table-cell>
          <table:table-cell/>
          <table:table-cell table:formula="of:=[.L20]+1" office:value-type="float" office:value="7">
            <text:p>7</text:p>
          </table:table-cell>
          <table:table-cell table:formula="of:=[.M20]+50" office:value-type="float" office:value="350">
            <text:p>350</text:p>
          </table:table-cell>
          <table:table-cell table:number-columns-repeated="1011"/>
        </table:table-row>
        <table:table-row table:style-name="ro1">
          <table:table-cell table:formula="of:=CONCATENATE([.N$7];[.$L23])" office:value-type="string" office:string-value="fleetcap.9">
            <text:p>fleetcap.9</text:p>
          </table:table-cell>
          <table:table-cell table:number-columns-repeated="2" office:value-type="string">
            <text:p>yes</text:p>
          </table:table-cell>
          <table:table-cell table:formula="of:=CONCATENATE([.O$7];[.$L23])" office:value-type="string" office:string-value="fleetcap_modifier9">
            <text:p>fleetcap_modifier9</text:p>
          </table:table-cell>
          <table:table-cell office:value-type="string">
            <text:p>#delete</text:p>
          </table:table-cell>
          <table:table-cell table:formula="of:=CONCATENATE([.$R$8];[.P$7];[.$M23];[.$S$8])" office:value-type="string" office:string-value="{ num_pops &gt;450 }">
            <text:p>{ num_pops &gt;450 }</text:p>
          </table:table-cell>
          <table:table-cell table:formula="of:=CONCATENATE([.$R$7];[.O$7];[.$L25];[.$S$7])" office:value-type="string" office:string-value="&quot;fleetcap_modifier10&quot;">
            <text:p>"fleetcap_modifier10"</text:p>
          </table:table-cell>
          <table:table-cell office:value-type="float" office:value="-1">
            <text:p>-1</text:p>
          </table:table-cell>
          <table:table-cell table:formula="of:=CONCATENATE([.$R$7];[.O$7];[.$L23];[.$S$7])" office:value-type="string" office:string-value="&quot;fleetcap_modifier9&quot;">
            <text:p>"fleetcap_modifier9"</text:p>
          </table:table-cell>
          <table:table-cell table:formula="of:=CONCATENATE([.N$7];[.L25])" office:value-type="string" office:string-value="fleetcap.10">
            <text:p>fleetcap.10</text:p>
          </table:table-cell>
          <table:table-cell/>
          <table:table-cell table:formula="of:=[.L21]+1" office:value-type="float" office:value="9">
            <text:p>9</text:p>
          </table:table-cell>
          <table:table-cell table:formula="of:=[.M21]+50" office:value-type="float" office:value="450">
            <text:p>45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CONCATENATE([.$R$8];[.Q$7];[.$M24];[.$S$8])" office:value-type="string" office:string-value="{ num_pops &lt;400 }">
            <text:p>{ num_pops &lt;400 }</text:p>
          </table:table-cell>
          <table:table-cell table:formula="of:=CONCATENATE([.$R$7];[.O$7];[.$L24];[.$S$7])" office:value-type="string" office:string-value="&quot;fleetcap_modifier8&quot;">
            <text:p>"fleetcap_modifier8"</text:p>
          </table:table-cell>
          <table:table-cell office:value-type="float" office:value="-1">
            <text:p>-1</text:p>
          </table:table-cell>
          <table:table-cell table:formula="of:=CONCATENATE([.$R$7];[.O$7];[.$L23];[.$S$7])" office:value-type="string" office:string-value="&quot;fleetcap_modifier9&quot;">
            <text:p>"fleetcap_modifier9"</text:p>
          </table:table-cell>
          <table:table-cell table:formula="of:=CONCATENATE([.N$7];[.L24])" office:value-type="string" office:string-value="fleetcap.8">
            <text:p>fleetcap.8</text:p>
          </table:table-cell>
          <table:table-cell/>
          <table:table-cell table:formula="of:=[.L22]+1" office:value-type="float" office:value="8">
            <text:p>8</text:p>
          </table:table-cell>
          <table:table-cell table:formula="of:=[.M22]+50" office:value-type="float" office:value="400">
            <text:p>400</text:p>
          </table:table-cell>
          <table:table-cell table:number-columns-repeated="1011"/>
        </table:table-row>
        <table:table-row table:style-name="ro1">
          <table:table-cell table:formula="of:=CONCATENATE([.N$7];[.$L25])" office:value-type="string" office:string-value="fleetcap.10">
            <text:p>fleetcap.10</text:p>
          </table:table-cell>
          <table:table-cell table:number-columns-repeated="2" office:value-type="string">
            <text:p>yes</text:p>
          </table:table-cell>
          <table:table-cell table:formula="of:=CONCATENATE([.O$7];[.$L25])" office:value-type="string" office:string-value="fleetcap_modifier10">
            <text:p>fleetcap_modifier10</text:p>
          </table:table-cell>
          <table:table-cell office:value-type="string">
            <text:p>#delete</text:p>
          </table:table-cell>
          <table:table-cell table:formula="of:=CONCATENATE([.$R$8];[.P$7];[.$M25];[.$S$8])" office:value-type="string" office:string-value="{ num_pops &gt;500 }">
            <text:p>{ num_pops &gt;500 }</text:p>
          </table:table-cell>
          <table:table-cell table:formula="of:=CONCATENATE([.$R$7];[.O$7];[.$L27];[.$S$7])" office:value-type="string" office:string-value="&quot;fleetcap_modifier11&quot;">
            <text:p>"fleetcap_modifier11"</text:p>
          </table:table-cell>
          <table:table-cell office:value-type="float" office:value="-1">
            <text:p>-1</text:p>
          </table:table-cell>
          <table:table-cell table:formula="of:=CONCATENATE([.$R$7];[.O$7];[.$L25];[.$S$7])" office:value-type="string" office:string-value="&quot;fleetcap_modifier10&quot;">
            <text:p>"fleetcap_modifier10"</text:p>
          </table:table-cell>
          <table:table-cell table:formula="of:=CONCATENATE([.N$7];[.L27])" office:value-type="string" office:string-value="fleetcap.11">
            <text:p>fleetcap.11</text:p>
          </table:table-cell>
          <table:table-cell/>
          <table:table-cell table:formula="of:=[.L23]+1" office:value-type="float" office:value="10">
            <text:p>10</text:p>
          </table:table-cell>
          <table:table-cell table:formula="of:=[.M23]+50" office:value-type="float" office:value="500">
            <text:p>50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CONCATENATE([.$R$8];[.Q$7];[.$M26];[.$S$8])" office:value-type="string" office:string-value="{ num_pops &lt;450 }">
            <text:p>{ num_pops &lt;450 }</text:p>
          </table:table-cell>
          <table:table-cell table:formula="of:=CONCATENATE([.$R$7];[.O$7];[.$L26];[.$S$7])" office:value-type="string" office:string-value="&quot;fleetcap_modifier9&quot;">
            <text:p>"fleetcap_modifier9"</text:p>
          </table:table-cell>
          <table:table-cell office:value-type="float" office:value="-1">
            <text:p>-1</text:p>
          </table:table-cell>
          <table:table-cell table:formula="of:=CONCATENATE([.$R$7];[.O$7];[.$L25];[.$S$7])" office:value-type="string" office:string-value="&quot;fleetcap_modifier10&quot;">
            <text:p>"fleetcap_modifier10"</text:p>
          </table:table-cell>
          <table:table-cell table:formula="of:=CONCATENATE([.N$7];[.L26])" office:value-type="string" office:string-value="fleetcap.9">
            <text:p>fleetcap.9</text:p>
          </table:table-cell>
          <table:table-cell/>
          <table:table-cell table:formula="of:=[.L24]+1" office:value-type="float" office:value="9">
            <text:p>9</text:p>
          </table:table-cell>
          <table:table-cell table:formula="of:=[.M24]+50" office:value-type="float" office:value="450">
            <text:p>45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[.L25]+1" office:value-type="float" office:value="11">
            <text:p>11</text:p>
          </table:table-cell>
          <table:table-cell table:formula="of:=[.M25]+50" office:value-type="float" office:value="550">
            <text:p>55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[.L26]+1" office:value-type="float" office:value="10">
            <text:p>10</text:p>
          </table:table-cell>
          <table:table-cell table:formula="of:=[.M26]+50" office:value-type="float" office:value="500">
            <text:p>50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[.L27]+1" office:value-type="float" office:value="12">
            <text:p>12</text:p>
          </table:table-cell>
          <table:table-cell table:formula="of:=[.M27]+50" office:value-type="float" office:value="600">
            <text:p>600</text:p>
          </table:table-cell>
          <table:table-cell table:number-columns-repeated="101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12/12/2017</text:date>, <text:time>20:19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initial-creator>David</meta:initial-creator>
    <dc:creator>David </dc:creator>
    <meta:creation-date>2017-12-12T16:44:33Z</meta:creation-date>
    <dc:date>2017-12-12T20:19:53.32</dc:date>
    <meta:editing-duration>PT32M54S</meta:editing-duration>
    <meta:editing-cycles>7</meta:editing-cycles>
    <meta:document-statistic meta:table-count="1" meta:cell-count="220" meta:object-count="0"/>
  </office:meta>
</office:document-meta>
</file>